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T</mi>
      <mrow>
        <mi/>
        <mo stretchy="false">=</mo>
        <mi/>
      </mrow>
      <mfenced open="∣" close="∣">
        <mrow>
          <mfrac>
            <mrow>
              <mover accent="true">
                <mrow>
                  <msub>
                    <mrow>
                      <mstyle mathvariant="bold">
                        <mrow>
                          <mi>S</mi>
                        </mrow>
                      </mstyle>
                    </mrow>
                    <mn>2</mn>
                  </msub>
                  <mrow>
                    <mi/>
                    <mo stretchy="false">⋅</mo>
                    <mi/>
                  </mrow>
                  <mstyle mathvariant="bold">
                    <mrow>
                      <mi>n</mi>
                    </mrow>
                  </mstyle>
                </mrow>
                <mo>¯</mo>
              </mover>
            </mrow>
            <mrow>
              <mover accent="true">
                <mrow>
                  <msub>
                    <mrow>
                      <mstyle mathvariant="bold">
                        <mrow>
                          <mi>S</mi>
                        </mrow>
                      </mstyle>
                    </mrow>
                    <mn>1</mn>
                  </msub>
                  <mrow>
                    <mi/>
                    <mo stretchy="false">⋅</mo>
                    <mi/>
                  </mrow>
                  <mstyle mathvariant="bold">
                    <mrow>
                      <mi>n</mi>
                    </mrow>
                  </mstyle>
                </mrow>
                <mo>¯</mo>
              </mover>
            </mrow>
          </mfrac>
        </mrow>
      </mfenced>
    </mrow>
    <annotation encoding="StarMath 5.0">T `=` left lline {overline {{bold S}_2 `cdot` bold n}} over {overline {{bold S}_1 `cdot` bold n}}  right rlin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2:36:19.659000000</meta:creation-date>
    <meta:generator>LibreOffice/4.1.4.2$Windows_x86 LibreOffice_project/0a0440ccc0227ad9829de5f46be37cfb6edcf72</meta:generator>
  </office:meta>
</office:document-meta>
</file>